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37b5b34"/>
    </style:style>
    <style:style style:name="P2" style:family="paragraph" style:parent-style-name="Standard">
      <style:paragraph-properties fo:margin-top="0cm" fo:margin-bottom="0.423cm" loext:contextual-spacing="false"/>
      <style:text-properties officeooo:paragraph-rsid="03721465"/>
    </style:style>
    <style:style style:name="P3" style:family="paragraph" style:parent-style-name="Standard" style:list-style-name="L1" style:master-page-name="Standard">
      <style:paragraph-properties style:page-number="auto"/>
      <style:text-properties officeooo:paragraph-rsid="03633ab1"/>
    </style:style>
    <style:style style:name="P4" style:family="paragraph" style:parent-style-name="Standard" style:list-style-name="L1">
      <style:text-properties officeooo:paragraph-rsid="037f66d3"/>
    </style:style>
    <style:style style:name="P5" style:family="paragraph" style:parent-style-name="Standard" style:list-style-name="L1">
      <style:text-properties officeooo:paragraph-rsid="038967d8"/>
    </style:style>
    <style:style style:name="P6" style:family="paragraph" style:parent-style-name="Standard" style:list-style-name="L1">
      <style:text-properties fo:color="#000000" officeooo:paragraph-rsid="039334fc"/>
    </style:style>
    <style:style style:name="P7"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674a8b" style:text-blinking="false" fo:background-color="#ffffff" style:font-name-asian="Times New Roman1" style:font-size-asian="9pt" style:font-weight-asian="normal" style:font-name-complex="Arial" style:font-size-complex="9pt" style:font-weight-complex="normal" loext:padding="0cm" loext:border="none"/>
    </style:style>
    <style:style style:name="P8"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69a49a" style:text-blinking="false" fo:background-color="#ffffff" style:font-name-asian="Times New Roman1" style:font-size-asian="9pt" style:font-weight-asian="normal" style:font-name-complex="Arial" style:font-size-complex="9pt" style:font-weight-complex="normal" loext:padding="0cm" loext:border="none"/>
    </style:style>
    <style:style style:name="P9"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6a8068" style:text-blinking="false" fo:background-color="#ffffff" style:font-name-asian="Times New Roman1" style:font-size-asian="9pt" style:font-weight-asian="normal" style:font-name-complex="Arial" style:font-size-complex="9pt" style:font-weight-complex="normal" loext:padding="0cm" loext:border="none"/>
    </style:style>
    <style:style style:name="P10"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6b8b38" style:text-blinking="false" fo:background-color="#ffffff" style:font-name-asian="Times New Roman1" style:font-size-asian="9pt" style:font-weight-asian="normal" style:font-name-complex="Arial" style:font-size-complex="9pt" style:font-weight-complex="normal" loext:padding="0cm" loext:border="none"/>
    </style:style>
    <style:style style:name="P11"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6d1c82" style:text-blinking="false" fo:background-color="#ffffff" style:font-name-asian="Times New Roman1" style:font-size-asian="9pt" style:font-weight-asian="normal" style:font-name-complex="Arial" style:font-size-complex="9pt" style:font-weight-complex="normal" loext:padding="0cm" loext:border="none"/>
    </style:style>
    <style:style style:name="P12"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6d3abd" style:text-blinking="false" fo:background-color="#ffffff" style:font-name-asian="Times New Roman1" style:font-size-asian="9pt" style:font-weight-asian="normal" style:font-name-complex="Arial" style:font-size-complex="9pt" style:font-weight-complex="normal" loext:padding="0cm" loext:border="none"/>
    </style:style>
    <style:style style:name="P13"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6f34fa" style:text-blinking="false" fo:background-color="#ffffff" style:font-name-asian="Times New Roman1" style:font-size-asian="9pt" style:font-weight-asian="normal" style:font-name-complex="Arial" style:font-size-complex="9pt" style:font-weight-complex="normal" loext:padding="0cm" loext:border="none"/>
    </style:style>
    <style:style style:name="P14"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7ffb26" style:text-blinking="false" fo:background-color="#ffffff" style:font-name-asian="Times New Roman1" style:font-size-asian="9pt" style:font-weight-asian="normal" style:font-name-complex="Arial" style:font-size-complex="9pt" style:font-weight-complex="normal" loext:padding="0cm" loext:border="none"/>
    </style:style>
    <style:style style:name="P15"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954a25" style:text-blinking="false" fo:background-color="#ffffff" style:font-name-asian="Times New Roman1" style:font-size-asian="9pt" style:font-weight-asian="normal" style:font-name-complex="Arial" style:font-size-complex="9pt" style:font-weight-complex="normal" loext:padding="0cm" loext:border="none"/>
    </style:style>
    <style:style style:name="P16"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70d075" style:text-blinking="false" fo:background-color="#ffffff" style:font-name-asian="Times New Roman1" style:font-size-asian="9pt" style:font-weight-asian="normal" style:font-name-complex="Arial" style:font-size-complex="9pt" style:font-weight-complex="normal" loext:padding="0cm" loext:border="none"/>
    </style:style>
    <style:style style:name="P17"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717c36" style:text-blinking="false" fo:background-color="#ffffff" style:font-name-asian="Times New Roman1" style:font-size-asian="9pt" style:font-weight-asian="normal" style:font-name-complex="Arial" style:font-size-complex="9pt" style:font-weight-complex="normal" loext:padding="0cm" loext:border="none"/>
    </style:style>
    <style:style style:name="P18"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74347d" style:text-blinking="false" fo:background-color="#ffffff" style:font-name-asian="Times New Roman1" style:font-size-asian="9pt" style:font-weight-asian="normal" style:font-name-complex="Arial" style:font-size-complex="9pt" style:font-weight-complex="normal" loext:padding="0cm" loext:border="none"/>
    </style:style>
    <style:style style:name="P19"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76c351" style:text-blinking="false" fo:background-color="#ffffff" style:font-name-asian="Times New Roman1" style:font-size-asian="9pt" style:font-weight-asian="normal" style:font-name-complex="Arial" style:font-size-complex="9pt" style:font-weight-complex="normal" loext:padding="0cm" loext:border="none"/>
    </style:style>
    <style:style style:name="P20"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7895b1" style:text-blinking="false" fo:background-color="#ffffff" style:font-name-asian="Times New Roman1" style:font-size-asian="9pt" style:font-weight-asian="normal" style:font-name-complex="Arial" style:font-size-complex="9pt" style:font-weight-complex="normal" loext:padding="0cm" loext:border="none"/>
    </style:style>
    <style:style style:name="P21"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7a1355" style:text-blinking="false" fo:background-color="#ffffff" style:font-name-asian="Times New Roman1" style:font-size-asian="9pt" style:font-weight-asian="normal" style:font-name-complex="Arial" style:font-size-complex="9pt" style:font-weight-complex="normal" loext:padding="0cm" loext:border="none"/>
    </style:style>
    <style:style style:name="P22"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7d1021" style:text-blinking="false" fo:background-color="#ffffff" style:font-name-asian="Times New Roman1" style:font-size-asian="9pt" style:font-weight-asian="normal" style:font-name-complex="Arial" style:font-size-complex="9pt" style:font-weight-complex="normal" loext:padding="0cm" loext:border="none"/>
    </style:style>
    <style:style style:name="P23"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7d3754" style:text-blinking="false" fo:background-color="#ffffff" style:font-name-asian="Times New Roman1" style:font-size-asian="9pt" style:font-weight-asian="normal" style:font-name-complex="Arial" style:font-size-complex="9pt" style:font-weight-complex="normal" loext:padding="0cm" loext:border="none"/>
    </style:style>
    <style:style style:name="P24"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837f1f" style:text-blinking="false" fo:background-color="#ffffff" style:font-name-asian="Times New Roman1" style:font-size-asian="9pt" style:font-weight-asian="normal" style:font-name-complex="Arial" style:font-size-complex="9pt" style:font-weight-complex="normal" loext:padding="0cm" loext:border="none"/>
    </style:style>
    <style:style style:name="P25"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3872514" officeooo:paragraph-rsid="03872514" style:text-blinking="false" fo:background-color="#ffffff" style:font-name-asian="Times New Roman1" style:font-size-asian="9pt" style:font-weight-asian="normal" style:font-name-complex="Arial" style:font-size-complex="9pt" style:font-weight-complex="normal" loext:padding="0cm" loext:border="none"/>
    </style:style>
    <style:style style:name="P26"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3872514" officeooo:paragraph-rsid="038967d8" style:text-blinking="false" fo:background-color="#ffffff" style:font-name-asian="Times New Roman1" style:font-size-asian="9pt" style:font-weight-asian="normal" style:font-name-complex="Arial" style:font-size-complex="9pt" style:font-weight-complex="normal" loext:padding="0cm" loext:border="none"/>
    </style:style>
    <style:style style:name="P27"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38cb8c1" officeooo:paragraph-rsid="03954a25" style:text-blinking="false" fo:background-color="#ffffff" style:font-name-asian="Times New Roman1" style:font-size-asian="9pt" style:font-weight-asian="normal" style:font-name-complex="Arial" style:font-size-complex="9pt" style:font-weight-complex="normal" loext:padding="0cm" loext:border="none"/>
    </style:style>
    <style:style style:name="P28"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38fa6e2" officeooo:paragraph-rsid="038fa6e2" style:text-blinking="false" fo:background-color="#ffffff" style:font-name-asian="Times New Roman1" style:font-size-asian="9pt" style:font-weight-asian="normal" style:font-name-complex="Arial" style:font-size-complex="9pt" style:font-weight-complex="normal" loext:padding="0cm" loext:border="none"/>
    </style:style>
    <style:style style:name="P29"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38fa6e2" officeooo:paragraph-rsid="038cb8c1" style:text-blinking="false" fo:background-color="#ffffff" style:font-name-asian="Times New Roman1" style:font-size-asian="9pt" style:font-weight-asian="normal" style:font-name-complex="Arial" style:font-size-complex="9pt" style:font-weight-complex="normal" loext:padding="0cm" loext:border="none"/>
    </style:style>
    <style:style style:name="P30"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38fa6e2" officeooo:paragraph-rsid="03954a25" style:text-blinking="false" fo:background-color="#ffffff" style:font-name-asian="Times New Roman1" style:font-size-asian="9pt" style:font-weight-asian="normal" style:font-name-complex="Arial" style:font-size-complex="9pt" style:font-weight-complex="normal" loext:padding="0cm" loext:border="none"/>
    </style:style>
    <style:style style:name="P31" style:family="paragraph" style:parent-style-name="Standard" style:list-style-name="L1">
      <style:paragraph-properties fo:margin-top="0cm" fo:margin-bottom="0.423cm" loext:contextual-spacing="false" fo:line-height="100%" fo:text-align="justify" style:justify-single-word="false"/>
      <style:text-properties fo:color="#000000" officeooo:paragraph-rsid="03860d07"/>
    </style:style>
    <style:style style:name="P32" style:family="paragraph" style:parent-style-name="Normal_20__28_Web_29_" style:list-style-name="L1">
      <style:text-properties officeooo:paragraph-rsid="0381ef1c"/>
    </style:style>
    <style:style style:name="T1" style:family="text">
      <style:text-properties style:font-name="Calibri" officeooo:rsid="0339a5f5" style:font-name-asian="Times New Roman1" style:font-name-complex="Arial"/>
    </style:style>
    <style:style style:name="T2" style:family="text">
      <style:text-properties style:font-name="Calibri" officeooo:rsid="036b8b38" style:font-name-asian="Times New Roman1" style:font-name-complex="Arial"/>
    </style:style>
    <style:style style:name="T3" style:family="text">
      <style:text-properties style:font-name="Calibri" officeooo:rsid="036d1c82" style:font-name-asian="Times New Roman1" style:font-name-complex="Arial"/>
    </style:style>
    <style:style style:name="T4" style:family="text">
      <style:text-properties style:font-name="Calibri" fo:language="en" fo:country="IN" officeooo:rsid="036d1c82" style:font-name-asian="Times New Roman1" style:font-name-complex="Arial"/>
    </style:style>
    <style:style style:name="T5" style:family="text">
      <style:text-properties style:font-name="Calibri" fo:language="en" fo:country="IN" officeooo:rsid="037d1021" style:font-name-asian="Times New Roman1" style:font-name-complex="Arial"/>
    </style:style>
    <style:style style:name="T6" style:family="text">
      <style:text-properties style:font-name="Calibri" fo:language="en" fo:country="IN" officeooo:rsid="037d3754" style:font-name-asian="Times New Roman1" style:font-name-complex="Arial"/>
    </style:style>
    <style:style style:name="T7" style:family="text">
      <style:text-properties fo:language="en" fo:country="IN"/>
    </style:style>
    <style:style style:name="T8" style:family="text">
      <style:text-properties fo:language="en" fo:country="IN" fo:font-weight="bold" style:font-weight-asian="bold" style:font-weight-complex="bold"/>
    </style:style>
    <style:style style:name="T9" style:family="text">
      <style:text-properties fo:language="en" fo:country="IN" fo:font-weight="bold" officeooo:rsid="037ed583" style:font-weight-asian="bold" style:font-weight-complex="bold"/>
    </style:style>
    <style:style style:name="T10" style:family="text">
      <style:text-properties fo:color="#000000" style:text-line-through-style="none" style:text-line-through-type="none" style:font-name="Calibri" fo:font-size="9pt" style:text-underline-style="none" fo:font-weight="normal" officeooo:rsid="015be6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38fa6e2" style:text-blinking="false" fo:background-color="#ffffff" loext:char-shading-value="0" style:font-name-asian="Times New Roman1" style:font-size-asian="9pt" style:language-asian="en" style:country-asian="IN" style:font-weight-asian="normal" style:font-name-complex="Arial" style:font-size-complex="9pt" style:font-weight-complex="normal" loext:padding="0cm" loext:border="none"/>
    </style:style>
    <style:style style:name="T12" style:family="text">
      <style:text-properties fo:font-size="12pt" style:font-size-asian="12pt" style:language-asian="en" style:country-asian="IN" style:font-size-complex="12pt"/>
    </style:style>
    <style:style style:name="T13" style:family="text">
      <style:text-properties fo:font-size="10pt" style:font-name-asian="Times New Roman1" style:font-size-asian="10pt" style:font-size-complex="10pt"/>
    </style:style>
    <style:style style:name="T14" style:family="text">
      <style:text-properties fo:font-size="10pt" style:font-size-asian="10pt" style:language-asian="en" style:country-asian="IN" style:font-size-complex="10pt"/>
    </style:style>
    <style:style style:name="T15" style:family="text">
      <style:text-properties style:text-line-through-style="none" style:text-line-through-type="none" style:font-name="Calibri" fo:font-size="9pt" style:text-underline-style="none" fo:font-weight="normal" officeooo:rsid="015be6c0" style:text-blinking="false" fo:background-color="#ffffff" loext:char-shading-value="0" style:font-name-asian="Times New Roman1" style:font-size-asian="9pt" style:font-weight-asian="normal" style:font-name-complex="Arial" style:font-size-complex="9pt" style:font-weight-complex="normal"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842052951871009823" text:style-name="L1">
        <text:list-item>
          <text:p text:style-name="P3">Design online chess game for players.</text:p>
        </text:list-item>
        <text:list-item>
          <text:p text:style-name="P6">Design a snake and ladder game. Was asked to provide the class diagram. He kept on adding featuesand asked me how they could be incorporated in the design.</text:p>
        </text:list-item>
        <text:list-item>
          <text:p text:style-name="P27"><text:span text:style-name="T14">Design a sudoku game.</text:span></text:p>
        </text:list-item>
        <text:list-item>
          <text:p text:style-name="P30"><text:span text:style-name="T14">Design a snake game of nokia mobile.</text:span></text:p>
        </text:list-item>
        <text:list-item>
          <text:p text:style-name="P15"><text:span text:style-name="Source_20_Text"><text:span text:style-name="T1">Design Coffee vending machine.</text:span></text:span></text:p>
        </text:list-item>
        <text:list-item>
          <text:p text:style-name="P4">Design Tiny Url. HLD &amp; LLD.</text:p>
        </text:list-item>
        <text:list-item>
          <text:p text:style-name="P14"><text:span text:style-name="Source_20_Text"><text:span text:style-name="T1">Design a System for Parking Lot. How to extend it for hundreds of PArking lots. </text:span></text:span><text:span text:style-name="Source_20_Text"><text:span text:style-name="T3">On design problems, there is no limit to how far one can go. From a simple application, the interviewer went on to design an entire company managing parking lots all across the city with a mobile interface and everything else that you can think of.</text:span></text:span></text:p>
        </text:list-item>
        <text:list-item>
          <text:p text:style-name="P7"><text:span text:style-name="Source_20_Text"><text:span text:style-name="T1">Design a Class Diagram for CCD like vender where a customer can ask for Multiple Toppings. Code should be extendible.</text:span></text:span></text:p>
        </text:list-item>
        <text:list-item>
          <text:p text:style-name="P8"><text:span text:style-name="Source_20_Text"><text:span text:style-name="T1">Design a HLD and LLD for Food Delivery System like Swiggy.</text:span></text:span></text:p>
        </text:list-item>
        <text:list-item>
          <text:p text:style-name="P9"><text:span text:style-name="Source_20_Text"><text:span text:style-name="T1">Design a Email Server  / functionality like Gmail . How to scale it up.</text:span></text:span></text:p>
        </text:list-item>
        <text:list-item>
          <text:p text:style-name="P10"><text:span text:style-name="Source_20_Text"><text:span text:style-name="T2">Interview question about </text:span></text:span><text:span text:style-name="Source_20_Text"><text:span text:style-name="T1">Most Challenging Design Work.</text:span></text:span></text:p>
        </text:list-item>
        <text:list-item>
          <text:p text:style-name="P11"><text:span text:style-name="Source_20_Text"><text:span text:style-name="T3">Interview question about When you debug a very complex problem.</text:span></text:span></text:p>
        </text:list-item>
        <text:list-item>
          <text:p text:style-name="P12"><text:span text:style-name="Source_20_Text"><text:span text:style-name="T3">A company has multiple departments and each department have one opening. Some cantidates are shortlisted and each one can fill there some or all as preferred departments. How to assign departments to candidates so that maximum people get there preferred Departments.   YOu have to tell approach and write code.</text:span></text:span></text:p>
        </text:list-item>
        <text:list-item>
          <text:p text:style-name="P13"><text:span text:style-name="Source_20_Text"><text:span text:style-name="T3">Design Amazon's last mile delivery system. This is the system that manages the final delivery of a product to the customer after the product has reached the destination area (city, town, etc).</text:span></text:span></text:p>
        </text:list-item>
        <text:list-item>
          <text:p text:style-name="P16"><text:span text:style-name="Source_20_Text"><text:span text:style-name="T3">Design a coupon service to manage discounts given by coupon codes. It should be possible to add the service to an existing e-commerce company. The coupon service offering could also be a separate company in itself.</text:span></text:span></text:p>
        </text:list-item>
        <text:list-item>
          <text:p text:style-name="P17"><text:span text:style-name="Source_20_Text"><text:span text:style-name="T3">Design the Autocomplete service for Amazon . An autocomplete service must be fast, it should try to be as accurate as possible but there is no absolute measure of what is the right autocomplete answer. I was allowed to make justifiable assumptions.</text:span></text:span></text:p>
        </text:list-item>
        <text:list-item>
          <text:p text:style-name="P18"><text:span text:style-name="Source_20_Text"><text:span text:style-name="T3">Design and implement an class to provide site hit counters which provides interface to increase counter, get last hour data and get last 10 seconds data.</text:span></text:span></text:p>
        </text:list-item>
        <text:list-item>
          <text:p text:style-name="P19"><text:span text:style-name="Source_20_Text"><text:span text:style-name="T3">Design REST base api for public image hosting server with PUT and GET. How the system architecture will look like.</text:span></text:span></text:p>
        </text:list-item>
        <text:list-item>
          <text:p text:style-name="P20"><text:span text:style-name="Source_20_Text"><text:span text:style-name="T3">Design Site like bookmyshow. Question were framed differently but it was actually bookmyshow.</text:span></text:span></text:p>
        </text:list-item>
        <text:list-item>
          <text:p text:style-name="P21"><text:span text:style-name="Source_20_Text"><text:span text:style-name="T3">Design app store. How it will be handled on server and client side. Needed to come up with mechanism using which apps which are supported on client's device is only visible.</text:span></text:span></text:p>
        </text:list-item>
        <text:list-item>
          <text:p text:style-name="P22"><text:span text:style-name="Source_20_Text"><text:span text:style-name="T5">D</text:span></text:span><text:span text:style-name="Source_20_Text"><text:span text:style-name="T4">esign a app store so that different phones with different capabilities can see apps , which are supported on their phone    only. asked me HLD and discussed about that.</text:span></text:span></text:p>
        </text:list-item>
        <text:list-item>
          <text:p text:style-name="P23"><text:span text:style-name="Source_20_Text"><text:span text:style-name="T6">Design a system so that a million jobs with different priority can be executed such that we can optimize the servers  efficiency. obviously the jobs with high priority execute first.</text:span></text:span></text:p>
        </text:list-item>
        <text:list-item>
          <text:p text:style-name="P32">Design medplus system, Lenskart system. Discussion on scaling, architecture of these systems. Designing a small electronic repair shop and scale the system to bigger level.</text:p>
        </text:list-item>
        <text:list-item>
          <text:p text:style-name="P32">Designing amazon recommendations. Write apis. Scaling of the system, how to handle huge number of calls.</text:p>
        </text:list-item>
        <text:list-item>
          <text:p text:style-name="P32">Designing Session management in dustributed systems.</text:p>
        </text:list-item>
        <text:list-item>
          <text:p text:style-name="P24"><text:span text:style-name="Source_20_Text"><text:span text:style-name="T6">Design a LRU cache.</text:span></text:span></text:p>
        </text:list-item>
        <text:list-item>
          <text:p text:style-name="P31"><text:span text:style-name="T15">Design google calendar, was framed in a different manner but was similar to google calendar.</text:span></text:p>
        </text:list-item>
        <text:list-item>
          <text:p text:style-name="P25"><text:soft-page-break/><text:span text:style-name="T12">Design Restaurant reservation system (HLD)</text:span></text:p>
        </text:list-item>
        <text:list-item>
          <text:p text:style-name="P5"><text:span text:style-name="T13">A design question related to "Customer service"</text:span></text:p>
        </text:list-item>
        <text:list-item>
          <text:p text:style-name="P26"><text:span text:style-name="T14">Give a design to support bulkOrders or corporateOrders by re-using existing apis for BAU customer orders (such as placeOrder, validateOrder, confirmOrder, etc,.).</text:span></text:p>
        </text:list-item>
        <text:list-item>
          <text:p text:style-name="P29"><text:span text:style-name="T1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7-08-02T23:53:34.492426729</dc:date>
    <meta:editing-duration>P9DT10H8M55S</meta:editing-duration>
    <meta:editing-cycles>886</meta:editing-cycles>
    <meta:document-statistic meta:table-count="0" meta:image-count="0" meta:object-count="0" meta:page-count="2" meta:paragraph-count="31" meta:word-count="616" meta:character-count="3619" meta:non-whitespace-character-count="3057"/>
  </office:meta>
</office:document-meta>
</file>